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inuus.setCcmAction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us.setCcm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us.getCcmComma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inuus.run( Commandline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us.run( Commandline cmd , ExecuteStream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inuus.getCcm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